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2" style:family="paragraph" style:parent-style-name="Heading_20_2">
      <style:paragraph-properties fo:margin-top="0.139in" fo:margin-bottom="0.0972in" loext:contextual-spacing="false" fo:line-height="115%"/>
    </style:style>
    <style:style style:name="P3" style:family="paragraph" style:parent-style-name="Standard" style:list-style-name="WWNum2"/>
    <style:style style:name="P4" style:family="paragraph" style:parent-style-name="Standard" style:list-style-name="WWNum2">
      <style:text-properties style:text-underline-style="non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padding="0in" fo:border="none" fo:keep-with-next="auto"/>
      <style:text-properties officeooo:paragraph-rsid="000f0f18"/>
    </style:style>
    <style:style style:name="P12" style:family="paragraph" style:parent-style-name="Heading_20_1" style:list-style-name="WWNum2" style:master-page-name="Standard">
      <style:paragraph-properties fo:margin-left="0in" fo:margin-right="0in" fo:margin-top="0.1665in" fo:margin-bottom="0.0835in" loext:contextual-spacing="false" fo:line-height="100%" fo:text-indent="0in" style:auto-text-indent="false" style:page-number="1"/>
    </style:style>
    <style:style style:name="P13" style:family="paragraph" style:parent-style-name="Heading_20_2" style:list-style-name="WWNum2">
      <style:paragraph-properties fo:margin-left="0in" fo:margin-right="0in" fo:text-indent="0in" style:auto-text-indent="false"/>
    </style:style>
    <style:style style:name="P14" style:family="paragraph" style:parent-style-name="Heading_20_2" style:list-style-name="WWNum2">
      <style:paragraph-properties fo:margin-left="0in" fo:margin-right="0in" fo:text-indent="0in" style:auto-text-indent="false" fo:break-before="page"/>
    </style:style>
    <style:style style:name="P15" style:family="paragraph" style:parent-style-name="Heading_20_2" style:list-style-name="WWNum2">
      <style:paragraph-properties fo:margin-left="0in" fo:margin-right="0in" fo:margin-top="0.139in" fo:margin-bottom="0.0835in" loext:contextual-spacing="false" fo:line-height="100%" fo:text-indent="0in" style:auto-text-indent="false"/>
    </style:style>
    <style:style style:name="P16" style:family="paragraph" style:parent-style-name="Subtitle" style:list-style-name="WWNum2">
      <style:text-properties fo:font-size="18pt" style:font-size-asian="18pt" style:font-size-complex="18pt"/>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officeooo:rsid="000f0f18"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f0f18" style:font-name-asian="Liberation Serif1" style:font-size-asian="12pt" style:font-style-asian="normal" style:font-weight-asian="normal" style:font-name-complex="Liberation Serif1" style:font-size-complex="12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51810550" text:style-name="WWNum2">
        <text:list-item>
          <text:p text:style-name="P12"><text:bookmark text:name="_mwwrwy1rxov8"/>Exposé zur Bachelorarbeit</text:p>
        </text:list-item>
        <text:list-item>
          <text:p text:style-name="P16"><text:bookmark text:name="_5qxpm0wdyekp"/>Konstantin Bruckert - MatrNr. 558290 - WiSe 2019/20</text:p>
        </text:list-item>
      </text:list>
      <text:p text:style-name="Standard"/>
      <text:p text:style-name="P1"><text:span text:style-name="T1">Titel 1</text:span><text:span text:style-name="T3">: </text:span>Potenzial öffentlicher Feinstaub-Sensordaten in Berlin am Beispiel OpenSenseMap</text:p>
      <text:p text:style-name="P1"><text:span text:style-name="T1">Titel </text:span><text:span text:style-name="T5">2</text:span><text:span text:style-name="T3">: Potenzial</text:span> und Limitierung offener Sensordaten am Beispiel Berliner Feinstaubmessungen der OpenSenseMap</text:p>
      <text:p text:style-name="P11"><text:span text:style-name="T1">Titel </text:span><text:span text:style-name="T2">3</text:span><text:span text:style-name="T3">: </text:span><text:span text:style-name="T4">Analyse</text:span> Feinstaub-Sensordaten in Berlin am Beispiel OpenSenseMap</text:p>
      <text:p text:style-name="P11"><text:span text:style-name="T1">Titel </text:span><text:span text:style-name="T2">4</text:span><text:span text:style-name="T3">: </text:span><text:span text:style-name="T4">Analyse</text:span> offener Sensordaten am Beispiel Berliner Feinstaubmessungen der OpenSenseMap</text:p>
      <text:p text:style-name="P11"><text:span text:style-name="T1"/></text:p>
      <text:p text:style-name="P2"><text:bookmark text:name="_kqaa71nbal7w"/>Inhalt</text:p>
      <text:list xml:id="list1633896976" text:style-name="WWNum3">
        <text:list-item>
          <text:p text:style-name="P5">Einleitung</text:p>
        </text:list-item>
        <text:list-item>
          <text:p text:style-name="P6">Teil 1: Aufbau einer Datensammlung von Sensordaten</text:p>
        </text:list-item>
        <text:list-item>
          <text:p text:style-name="P6">Teil 2: Entwicklung von Möglichkeiten zur Validierung von Sensordaten</text:p>
        </text:list-item>
        <text:list-item>
          <text:p text:style-name="P6">Teil 3: Aufbereitung und Visualisierung der Daten</text:p>
        </text:list-item>
        <text:list-item>
          <text:p text:style-name="P6">Teil 4: Evaluation der Daten</text:p>
        </text:list-item>
      </text:list>
      <text:p text:style-name="Heading_20_2"><text:bookmark text:name="_q10kabk7cov"/>Einleitung</text:p>
      <text:p text:style-name="P1"><text:span text:style-name="T3">Fridays for Future, Flugscham, Dieselverbot und </text:span>Abgas Skandal<text:span text:style-name="T3"> – Umweltschutz und</text:span> eine <text:span text:style-name="T3">damit einhergehen</text:span>de<text:span text:style-name="T3"> Luftverschmutzung </text:span>bestimmt heutzutage den Diskurs öffentlicher Debatten<text:span text:style-name="T3">. WHO, EU und Umweltbundesamt ringen um </text:span>Belastungsg<text:span text:style-name="T3">renzwerte</text:span> <text:span text:style-name="T3">und sind sich </text:span>zugleich<text:span text:style-name="T3"> einig, dass Menschen insbesondere in Städten, vor zu intensiver Exposition geschützt werden müssen. Aufbauend auf den Arbeiten und Untersuchungen des </text:span>Projektstudiums<text:span text:style-name="T3"> „OpenSensorData“ soll eine Bachelorarbeit entstehen, in der Feinstaubwerte von Berliner Sensoren offener Quellen am Beispiel „OpenSenseMap“ untersucht werden. Ziel der Untersuchung ist es eine möglic</text:span>hst genaue A<text:span text:style-name="T3">ussage zu treffen, inwieweit und auf welchem Niveau diese </text:span>Feinstaubsensoren<text:span text:style-name="T3"> zur Verbesserung der </text:span>allgemeinen <text:span text:style-name="T3">Informationslag</text:span>e <text:span text:style-name="T3">beitragen können.</text:span></text:p>
      <text:p text:style-name="P1"><text:span text:style-name="T3">Auf der Plattform OpenSenseMap können Nutzer</text:span> mit <text:span text:style-name="T3">Zugang zu einem Sensor dessen Daten veröffentlichen und</text:span> diese <text:span text:style-name="T3">anderen Besuchern offen und frei</text:span> <text:span text:style-name="T3">zur Verfügung stellen – auf Wunsch auch anonym. Dank dieser „Citizen Scientists“ entsteht eine beachtliche Menge unterschiedlichster Messwerte mit entsprechenden Zeit- und Ortsangaben, die mittels einer </text:span>offenen und leicht <text:span text:style-name="T3">zugänglichen API auch maschinell erfasst werden können.</text:span></text:p>
      <text:list xml:id="list175227994458454" text:continue-list="list1751810550" text:style-name="WWNum2">
        <text:list-item>
          <text:list>
            <text:list-item>
              <text:p text:style-name="P13"><text:bookmark text:name="_sqm5bppzriwx"/>Teil 1: Aufbau einer Datensammlung von Sensordaten</text:p>
            </text:list-item>
          </text:list>
        </text:list-item>
      </text:list>
      <text:p text:style-name="P1"><text:span text:style-name="T6">Ziel:</text:span> Softwaremodul “Datensammlung”, macht Feinstaubwerte von der OpenSenseMap und etwaiger Drittanbieter dahingehend ansprechbar, sodass spätere Teilabschnitte der Arbeit damit arbeiten können.</text:p>
      <text:p text:style-name="P1"><text:span text:style-name="T3">Im ersten großen Teilschritt der Bachelorarbeit soll versucht werden, die Daten von der Plattform zu extrahieren und ansprechbar zu machen. </text:span>H<text:span text:style-name="T3">ierbei soll </text:span>idealerweise<text:span text:style-name="T3"> ein Softwaremodul entstehen, </text:span><text:soft-page-break/><text:span text:style-name="T3">dass die Anfragen an die OpenSenseMap-API so gut bündeln kann, dass sich die Notwendigkeit einer eigenen Datenspeicherung erübrigt. Sollte dies aufgrund technischer oder formaler Limitierungen seitens der API (Bsp: Langsame Server, Zugriffslimit) nicht möglich sein, muss ein alternatives Konzept mit eigener Datenverwaltung oder begrenzten Datenumfang erstellt werden. Auch alternative Datenquellen, wie z. B. die staatlicher Stellen oder privater Unternehmen, die im späteren Verlauf der Arbeit benötigt werden (z. B. bei der Datenvalidierung), sollen in diesem Schritt integriert und ansprechbar gemacht werden. Hier werden auch anders geartete Sensor</text:span>d<text:span text:style-name="T3">aten berücksichtigt, z. B. die Messwerte des BLUME Netzes, des Umweltbundesamtes oder Berechnungen privater Organisationen wie z. B. Breezometer.</text:span></text:p>
      <text:p text:style-name="P1"><text:span text:style-name="T1">Datenarten</text:span><text:span text:style-name="T3">: Allgemein gibt es viele Messwerte, die auf den</text:span> eingangs <text:span text:style-name="T3">genannten Quellen zur Verfügung gestellt werden. Bei Schadstoffen, die unsere Gesundheit beeinflussen handelt es sich bis auf Feinstaub um Gase (Ozon und </text:span>verschiedene<text:span text:style-name="T3"> *-Dioxide). Feinstaub hingegen ist ein Fest- oder Flüssigkörperschadstoff, der in großem Ausmaß auf menschliches Handeln zurückzuführen ist und deswegen für diese Arbeit als besonderer Fokus ausgegeben wird. Erkenntnisse sollen aber auf mögli</text:span>che Generalisierungsansätze <text:span text:style-name="T3">hin untersucht werden und es soll ein kleiner Ausblick entstehen, ob und </text:span>inwieweit<text:span text:style-name="T3"> diese Erkenntnisse auf andere Luftschadstoffe übertragen werden könnten.</text:span></text:p>
      <text:p text:style-name="P1"><text:span text:style-name="T3">Bisherige Arbeiten im Modul </text:span>“OpenSensorData” <text:span text:style-name="T3">hatten den besonderen Fokus auf Daten von in Berlin aufgestellten Feinstaubsensoren. Zunächst erscheint dieser Ansatz legitim, da er ein so globales Phänomen wie Luftverschmutzung im Alltag greifbar macht und die potenziellen Interessenten besonders mit Informationen lokaler Natur angesprochen werden können. Dieser Ansatz – den Datenraum der </text:span>Messstationen<text:span text:style-name="T3"> auf Berlin zu beschränken – soll grundsätzlich beibehalten werden. Bei statistischen Verfahren führen weniger Daten jedoch meist zu </text:span>unpräzisen<text:span text:style-name="T3"> Modellen</text:span>.<text:span text:style-name="T3"> </text:span>Deshalb soll<text:span text:style-name="T3"> im Laufe der Arbeit eine Untersuchung gemacht werde</text:span>n<text:span text:style-name="T3">, welche</text:span> <text:span text:style-name="T3">Definition der Grunddatenmenge (Gebiet, Zeitraum, Intervall, Messwerte) für das spätere Modell besonders geeignet sind um es auf Aussagen für Berliner Sensor</text:span>d<text:span text:style-name="T3">aten zu trainieren.</text:span></text:p>
      <text:list xml:id="list175226940084008" text:continue-numbering="true" text:style-name="WWNum2">
        <text:list-item>
          <text:list>
            <text:list-item>
              <text:p text:style-name="P13"><text:bookmark text:name="_vear2d9j8pno"/>Teil 2: Entwickeln von Möglichkeiten zur Validierung von Sensordaten</text:p>
            </text:list-item>
            <text:list-item>
              <text:p text:style-name="P3"><text:span text:style-name="T6">Ziel</text:span>: Softwaremodul “Modellrechnung”, dass mittels statistischer Verfahren Daten aus der OpenSenseMap aufbereitet, kalibriert, Fehler eliminiert und mögliche Zusatzinformationen zur Verbesserung mit einbezieht.</text:p>
            </text:list-item>
            <text:list-item>
              <text:p text:style-name="P4"/>
            </text:list-item>
          </text:list>
        </text:list-item>
      </text:list>
      <text:p text:style-name="P1"><text:span text:style-name="T3">Im folgenden Teil der Arbeit sollen die nun aufbereiteten Daten mit einem geeigneten mathematischen bzw. statistischen Modell untersucht und ausgewertet werden. Die Implementierung soll in einem weiteren Softwaremodul stattfinden, dass</text:span> abgestimmt <text:span text:style-name="T3">mit dem aus Teil 1 zusammenarbeitet. Ein beispielhafter Aufbau dieses Modells könnte wie folgt aussehen und erweitert werden:</text:span></text:p>
      <text:list xml:id="list3996913140" text:style-name="WWNum1">
        <text:list-item>
          <text:p text:style-name="P7"><text:span text:style-name="T5">Ausreißer</text:span><text:span text:style-name="T1"> </text:span><text:span text:style-name="T5">eliminieren</text:span><text:span text:style-name="T3">: Grobe Unstimmigkeiten in den Daten werden durch Vergleiche innerhalb des Datensatzes und durch Plausibilitätsprüfungen eliminiert.</text:span></text:p>
        </text:list-item>
        <text:list-item>
          <text:p text:style-name="P7"><text:span text:style-name="T1">Daten </text:span><text:span text:style-name="T5">g</text:span><text:span text:style-name="T1">lätten</text:span><text:span text:style-name="T3">: </text:span>Sensordaten<text:span text:style-name="T3"> werden kalibriert und normalisiert. Es wird versucht Ansätze zu finden, Fehlermuster in den Messwerten zu erkennen und diese bestmöglich aus den Daten herauszurechnen.</text:span></text:p>
        </text:list-item>
        <text:list-item>
          <text:p text:style-name="P7"><text:soft-page-break/><text:span text:style-name="T1">Kreuzvergleiche mit kalibrierten Daten</text:span><text:span text:style-name="T3">: Wie verhalten sich die Messwerte im Vergleich zu anderen Messtechniken (private/staatliche Messungen)? Können die Daten mithilfe anderer Messtechniken robuster gemacht werden, bzw. Fehler behoben?</text:span></text:p>
        </text:list-item>
        <text:list-item>
          <text:p text:style-name="P8"><text:span text:style-name="T1">Gewinnen von Zusatzinformationen</text:span><text:span text:style-name="T3">: Gibt es Verfahren mit denen die Daten erweitert werden können</text:span>?<text:span text:style-name="T3"> </text:span>D<text:span text:style-name="T3">urc</text:span>h <text:span text:style-name="T3">könnten </text:span>z.B. <text:span text:style-name="T3">Messwerte für unbekannte Orte entstehen oder eine</text:span> Heatmap <text:span text:style-name="T3">als Indikator. Könnte mit anderen Daten, die i</text:span>m<text:span text:style-name="T3"> kausalem Zusammenhang mit Feinstaubmessungen stehen, zusätzliche Möglichkeiten der Validierung oder Vorhersage entstehen (Fiktive Beispiele: starker Wind =? weniger Feinstaub oder hohe Benzinpreise =? mehr Feinstaub). In diesem Teilabschnitt soll ein </text:span>Versuchslabor<text:span text:style-name="T3"> entstehen</text:span>, das eine interaktive Komponente miteinbringt u<text:span text:style-name="T3">nd die Kreativität des Studenten im U</text:span>mgang mit Daten widerspiegeln soll – vielleicht sogar mit neuen Forschungsergebn<text:span text:style-name="T3">issen.</text:span></text:p>
        </text:list-item>
      </text:list>
      <text:p text:style-name="P9">Wie die Software-Implementierung des Modells konkret aussieht, welche Techniken bzw. Rechenmodelle genutzt werden können, um den größtmöglichen Informationsgewinn zu erlangen, soll in der Arbeit evolutionär entwickelt werden.</text:p>
      <text:list xml:id="list175228252038595" text:continue-list="list175226940084008" text:style-name="WWNum2">
        <text:list-item>
          <text:list>
            <text:list-item>
              <text:p text:style-name="P13"><text:bookmark text:name="_h5c53id8jp95"/>Teil 3: Aufbereitung und Visualisierung der Daten</text:p>
            </text:list-item>
            <text:list-item>
              <text:p text:style-name="P3"><text:span text:style-name="T6">Ziel</text:span>: Softwaremodul “Visualisierung”, mit einem Notebook oder Webapp welches Daten geeignet visualisiert bzw. indexiert und Funktionen wie Filter, Suche sowie vergleichende Darstellungen anbietet.</text:p>
            </text:list-item>
            <text:list-item>
              <text:p text:style-name="P4"/>
            </text:list-item>
          </text:list>
        </text:list-item>
      </text:list>
      <text:p text:style-name="P1"><text:span text:style-name="T3">Aufgrund der extrem großen Datenmenge kommt es schnell zu unüberschaubaren Datenstrukturen. Zwar können Erkenntnisse z. B. aus der Betrachtung einzelner </text:span>Messstationen<text:span text:style-name="T3"> gezogen werden, globale Phänomene oder Muster lassen sich aber nur durch geeignete Visualisierung bzw. Darstellung erkennen. Grundsätzlich soll in diesem </text:span>Teilabschnitt <text:span text:style-name="T3">anhand </text:span>eine Präsentation der Erkenntnisse aus den vorherigen Modulen entstehen<text:span text:style-name="T3">. Ergebnisse sollen</text:span> <text:span text:style-name="T3">möglichst gut aufbereitet angezeigt werden, wofür sich eine grafische Darstellung anbietet. Ein beispielhafter Aufbau könnte </text:span>wie folgt<text:span text:style-name="T3"> aussehen: </text:span></text:p>
      <text:p text:style-name="P1"><text:span text:style-name="T3">Die aus den Softwaremodulen „Datensammlung“ und „Modellrechnung“ gewonnen Daten werden in ein</text:span> jupyter-Notebook/Webapp <text:span text:style-name="T3">eingespeist, </text:span>welche<text:span text:style-name="T3"> diese dann auf eine Karte (Map) projiziert</text:span> oder <text:span text:style-name="T3">als tabellarische Übersicht</text:span> ausgibt<text:span text:style-name="T3">. Als Bonus und je </text:span>nachdem<text:span text:style-name="T3">, welche Daten in </text:span>das Notebook <text:span text:style-name="T3">eingehen, sollen errechnete Zusatzinformationen oder andere Einflussfaktoren </text:span>angezeigt werden<text:span text:style-name="T3"> (Fiktive Beispiele: Temperatur, Ozon-Level, Benzinpreise usw.). Überdies angedacht ist eine vergleichende Darstellung von Werten (z. B. Vergleichende Zeiträume/Orte oder Messungen mit/ohne Zusatzinformationen).</text:span> Eine <text:span text:style-name="T3">Veröffentlichung des Note</text:span>books/der Webapp<text:span text:style-name="T3"> im </text:span>Internet <text:span text:style-name="T3">bewertet und per se nicht ausgeschlossen werden.</text:span></text:p>
      <text:list xml:id="list175226911214651" text:continue-numbering="true" text:style-name="WWNum2">
        <text:list-item>
          <text:list>
            <text:list-item>
              <text:p text:style-name="P13"><text:bookmark text:name="_32j1upnznbbz"/></text:p>
            </text:list-item>
            <text:list-item>
              <text:p text:style-name="P14"><text:bookmark text:name="_nda0k6qlnvt1"/>Teil 4: Evaluation der Daten</text:p>
            </text:list-item>
            <text:list-item>
              <text:p text:style-name="P3"><text:span text:style-name="T6">Ziel:</text:span> Schriftliche Abhandlung der Erkenntnisse aus der Arbeit und deren Bewertung.</text:p>
            </text:list-item>
            <text:list-item>
              <text:p text:style-name="P4"/>
            </text:list-item>
          </text:list>
        </text:list-item>
      </text:list>
      <text:p text:style-name="P1"><text:span text:style-name="T3">Im letzten Teil beginnt die Auswertung und das Formen geeigneter Aussagen über Erkenntnisse der Sensoren bzw. deren Messwerte. Zunächst sollen die Daten vor und nach der Validierung/statistischen Bereinigung verglichen und auf ihre Präzision bzw. Unstimmigkeit hin evaluiert werden. In einem weiteren Schritt soll insbesondere auf die Limitierungen der Messwerte eingegangen werden: Gibt es eine Erwartungshaltung, die die Sensoren auf keinen Fall erfüllen? Verkäufer, Plattformbetreiber und User/Bürger haben Erwartungshaltungen an die Messwerte – gibt es hier große Differenzen</text:span> zwischen <text:span text:style-name="T3">Erwartung </text:span>und Realität? Abschließend<text:span text:style-name="T3"> soll untersucht werden, welches Potenzial in den Messwerten steckt: Welche Aussagen können die Daten mit welcher Wahrscheinlichkeit wie Präzise treffen? Welche Möglichkeiten bestehen, die Daten statistisch oder durch technisch Verbesserungen am Messverfahren aufzuwerten? <text:s/></text:span></text:p>
      <text:p text:style-name="P1"/>
      <text:list xml:id="list175227234202953" text:continue-numbering="true" text:style-name="WWNum2">
        <text:list-item>
          <text:list>
            <text:list-item>
              <text:p text:style-name="P15"/>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de" fo:country="DE"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Liberation Serif" fo:font-family="'Liberation Serif'"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9-27T17:52:26.643714339</dc:date>
    <meta:editing-duration>PT4M57S</meta:editing-duration>
    <meta:editing-cycles>1</meta:editing-cycles>
    <meta:document-statistic meta:table-count="0" meta:image-count="0" meta:object-count="0" meta:page-count="4" meta:paragraph-count="40" meta:word-count="1172" meta:character-count="9241" meta:non-whitespace-character-count="8090"/>
  </office:meta>
</office:document-meta>
</file>